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1ee1" officeooo:paragraph-rsid="00071ee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71ee1" officeooo:paragraph-rsid="00071ee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1ee1" officeooo:paragraph-rsid="00071ee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71ee1"/>
    </style:style>
    <style:style style:name="T1" style:family="text">
      <style:text-properties officeooo:rsid="00071ee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gration Framwork</text:p>
      <text:p text:style-name="P1">4 Main players in insurance:</text:p>
      <text:list xml:id="list314863035" text:style-name="L1">
        <text:list-item>
          <text:p text:style-name="P2">Insurer:</text:p>
          <text:list>
            <text:list-item>
              <text:p text:style-name="P2">The one who has insurance product / plan and conver, like HDFC, DIGIT, ICICI etc</text:p>
            </text:list-item>
          </text:list>
        </text:list-item>
        <text:list-item>
          <text:p text:style-name="P2">Aggregator</text:p>
          <text:list>
            <text:list-item>
              <text:p text:style-name="P2">Turtlemint, IPPB, DBS, Union etc</text:p>
            </text:list-item>
          </text:list>
        </text:list-item>
        <text:list-item>
          <text:p text:style-name="P2">Agent</text:p>
          <text:list>
            <text:list-item>
              <text:p text:style-name="P2">DP</text:p>
            </text:list-item>
          </text:list>
        </text:list-item>
        <text:list-item>
          <text:p text:style-name="P2">Customer</text:p>
          <text:list>
            <text:list-item>
              <text:p text:style-name="P2">mr. x</text:p>
            </text:list-item>
          </text:list>
        </text:list-item>
      </text:list>
      <text:p text:style-name="P1"/>
      <text:p text:style-name="P1"/>
      <text:p text:style-name="P1"/>
      <text:list xml:id="list200756374125001" text:continue-numbering="true" text:style-name="L1">
        <text:list-item>
          <text:p text:style-name="P4"><text:span text:style-name="T1">Integration is something which brings insurance products in aggregator’s platform.</text:span></text:p>
        </text:list-item>
        <text:list-item>
          <text:p text:style-name="P2">Integration process starts with the Business ask from Sales or Product</text:p>
        </text:list-item>
        <text:list-item>
          <text:p text:style-name="P2">Based on the above hypothesis, they will submit the priority to Integration Hub Team ( Sanjo and Sudhir)</text:p>
        </text:list-item>
      </text:list>
      <text:p text:style-name="P1"/>
      <text:p text:style-name="P1"/>
      <text:p text:style-name="P1"/>
      <text:p text:style-name="P1"/>
      <text:p text:style-name="P1">Developer will start doing their integration with some or no walk through, without understanding isurer capability, without any profiling tool.</text:p>
      <text:p text:style-name="P1"/>
      <text:p text:style-name="P1">Without any project plan, we used to submit it to Insurer UAT. They used to take their own time to do UAT.</text:p>
      <text:p text:style-name="P1"/>
      <text:p text:style-name="P1">No exchange of UAT test cases at the start, so issues getting reporting in UAT which will further delay UAT.</text:p>
      <text:p text:style-name="P1"/>
      <text:p text:style-name="P1">No Transparent system to track or improve developer's productiv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9:38:40.456811768</meta:creation-date>
    <dc:date>2023-03-27T20:07:55.095082529</dc:date>
    <meta:editing-duration>PT29M15S</meta:editing-duration>
    <meta:editing-cycles>1</meta:editing-cycles>
    <meta:document-statistic meta:table-count="0" meta:image-count="0" meta:object-count="0" meta:page-count="1" meta:paragraph-count="17" meta:word-count="155" meta:character-count="889" meta:non-whitespace-character-count="762"/>
    <meta:generator>LibreOffice/7.4.4.2$Linux_X86_64 LibreOffice_project/40$Build-2</meta:generator>
  </office:meta>
</office:document-meta>
</file>